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06f7d7" officeooo:paragraph-rsid="0006f7d7" style:font-size-asian="15pt" style:font-size-complex="15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23 行路的體會</text:p>
        <text:p text:style-name="P1"/>
        <text:p text:style-name="P1">紅嬰仔落塗的時，</text:p>
        <text:p text:style-name="P1">Âng-enn-á lo̍h-thôo ê sî, </text:p>
        <text:p text:style-name="P1"/>
        <text:p text:style-name="P1">規身軀軟荍荍，</text:p>
        <text:p text:style-name="P1">kui-sin-khu nńg-siô-siô, </text:p>
        <text:p text:style-name="P1"/>
        <text:p text:style-name="P1">袂曉坐、袂曉爬，</text:p>
        <text:p text:style-name="P1">bē-hiáu tsē, bē-hiáu pê, </text:p>
        <text:p text:style-name="P1"/>
        <text:p text:style-name="P1">干焦會當予人抱。</text:p>
        <text:p text:style-name="P1">kan-na ē-tàng hōo lâng phō. </text:p>
        <text:p text:style-name="P1"/>
        <text:p text:style-name="P1">有跤袂行路，</text:p>
        <text:p text:style-name="P1">Ū kha bē kiânn-lōo, </text:p>
        <text:p text:style-name="P1"/>
        <text:p text:style-name="P1">毋是毋願行，</text:p>
        <text:p text:style-name="P1">m̄ sī m̄-guān kiânn, </text:p>
        <text:p text:style-name="P1"/>
        <text:p text:style-name="P1">是雙跤袂接力。</text:p>
        <text:p text:style-name="P1">sī siang kha bē tsih-la̍t. </text:p>
        <text:p text:style-name="P1"/>
        <text:p text:style-name="P1">毋過，</text:p>
        <text:p text:style-name="P1">M̄-koh, </text:p>
        <text:p text:style-name="P1"/>
        <text:p text:style-name="P1">伊會踢，</text:p>
        <text:p text:style-name="P1">i ē that, </text:p>
        <text:p text:style-name="P1"/>
        <text:p text:style-name="P1">愈踢就愈有力。</text:p>
        <text:p text:style-name="P1">jú that tō jú ū-la̍t. </text:p>
        <text:p text:style-name="P1"/>
        <text:p text:style-name="P1">沓沓仔，</text:p>
        <text:p text:style-name="P1">Ta̍uh-ta̍uh-á, </text:p>
        <text:p text:style-name="P1"/>
        <text:p text:style-name="P1">伊就會曉坐、會曉爬。</text:p>
        <text:p text:style-name="P1">i tō ē-hiáu tsē, ē-hiáu pê. </text:p>
        <text:p text:style-name="P1"/>
        <text:p text:style-name="P1">這个時陣，</text:p>
        <text:p text:style-name="P1">tsit ê sî-tsūn, </text:p>
        <text:p text:style-name="P1"/>
        <text:p text:style-name="P1">跤頭趺毋知疼，</text:p>
        <text:p text:style-name="P1">kha-thâu-u m̄ tsai thiànn, </text:p>
        <text:p text:style-name="P1"/>
        <text:p text:style-name="P1">親像毋驚風湧的細隻船仔，</text:p>
        <text:p text:style-name="P1">tshin-tshiūnn m̄-kiann hong-íng ê sè tsiah tsûn-á, </text:p>
        <text:p text:style-name="P1"/>
        <text:p text:style-name="P1">離開爸母用雙手圍起來的港口，</text:p>
        <text:p text:style-name="P1">lī-khui pē-bú iōng siang tshiú uî --khí-lâi ê káng-kháu, </text:p>
        <text:p text:style-name="P1"/>
        <text:p text:style-name="P1">搖啊搖，</text:p>
        <text:p text:style-name="P1">iô --ah iô, </text:p>
        <text:p text:style-name="P1"/>
        <text:p text:style-name="P1">搖對生份的所在去。</text:p>
        <text:p text:style-name="P1">iô uì senn-hūn ê sóo-tsāi khì.</text:p>
        <text:p text:style-name="P1"/>
        <text:p text:style-name="P1"/>
        <text:p text:style-name="P1"/>
        <text:p text:style-name="P1"/>
        <text:p text:style-name="P1">會坐期待會爬，</text:p>
        <text:p text:style-name="P1">Ē tsē kî-thāi ē pê, </text:p>
        <text:p text:style-name="P1"/>
        <text:p text:style-name="P1">會爬期待會行。</text:p>
        <text:p text:style-name="P1">ē pê kî-thāi ē kiânn. </text:p>
        <text:p text:style-name="P1"/>
        <text:p text:style-name="P1">沓沓仔，</text:p>
        <text:p text:style-name="P1">Ta̍uh-ta̍uh-á, </text:p>
        <text:p text:style-name="P1"/>
        <text:p text:style-name="P1">好奇的目睭帶領雙跤聊聊仔徛起來，</text:p>
        <text:p text:style-name="P1">hònn-kî ê ba̍k-tsiu tuà-niá siang kha liâu-liâu-á khiā --khí-lâi, </text:p>
        <text:p text:style-name="P1"/>
        <text:p text:style-name="P1"><text:soft-page-break/>才發現：「看會著的物件愈濟，</text:p>
        <text:p text:style-name="P1">tsiah huat-hiān: “Khuànn ē tio̍h ê mi̍h-kiānn jú tsē, </text:p>
        <text:p text:style-name="P1"/>
        <text:p text:style-name="P1">看會著的所在愈闊！」</text:p>
        <text:p text:style-name="P1">khuànn ē tio̍h ê sóo-tsāi jú khuah!” </text:p>
        <text:p text:style-name="P1"/>
        <text:p text:style-name="P1">這个時陣，</text:p>
        <text:p text:style-name="P1">Tsit ê sî-tsūn, </text:p>
        <text:p text:style-name="P1"/>
        <text:p text:style-name="P1">有力的雙跤已經停袂落來矣，</text:p>
        <text:p text:style-name="P1">ū-la̍t ê siang kha í-king thîng bē lo̍h-lâi --ah, </text:p>
        <text:p text:style-name="P1"/>
        <text:p text:style-name="P1">想欲趕緊去欣賞這个五花十色的世界，</text:p>
        <text:p text:style-name="P1">siūnn-beh kuánn-kín khì him-sióng tsit ê gōo-hue-tsa̍p-sik ê sè-kài, </text:p>
        <text:p text:style-name="P1"/>
        <text:p text:style-name="P1">行路的日子就對遮一步一步開始！</text:p>
        <text:p text:style-name="P1">kiânn-lōo ê ji̍t-tsí tō uì tsia tsi̍t pōo tsi̍t pōo khai-sí!</text:p>
        <text:p text:style-name="P1"/>
        <text:p text:style-name="P1"/>
        <text:p text:style-name="P1"/>
        <text:p text:style-name="P1"/>
        <text:p text:style-name="P1">自細漢到大漢，</text:p>
        <text:p text:style-name="P1">Tsū sè-hàn kàu tuā-hàn, </text:p>
        <text:p text:style-name="P1"/>
        <text:p text:style-name="P1">行過的路毋知有偌長？</text:p>
        <text:p text:style-name="P1">kiânn--kuè ê lōo m̄ tsai ū guā tn̂g? </text:p>
        <text:p text:style-name="P1"/>
        <text:p text:style-name="P1">看過的物件毋知有偌濟？</text:p>
        <text:p text:style-name="P1">Khuànn--kuè ê mi̍h-kiānn m̄ tsai ū guā tsē? </text:p>
        <text:p text:style-name="P1"/>
        <text:p text:style-name="P1">毋過，</text:p>
        <text:p text:style-name="P1">M̄-koh, </text:p>
        <text:p text:style-name="P1"/>
        <text:p text:style-name="P1">敢閣有拄仔學行彼當陣的歡喜佮趣味？</text:p>
        <text:p text:style-name="P1">kám koh ū tú-á o̍h kiânn hit-tang-tsūn ê huann-hí kah tshù-bī?</text:p>
        <text:p text:style-name="P1"/>
        <text:p text:style-name="P1">啥物原因予「行路」煞來變做麻痺的動作？</text:p>
        <text:p text:style-name="P1"><text:s/>Siánn-mih guân-in hōo “kiânn-lōo” suah lâi piàn-tsò bâ-pì ê tōng-tsok? </text:p>
        <text:p text:style-name="P1"/>
        <text:p text:style-name="P1">行過公園無看著花草；</text:p>
        <text:p text:style-name="P1">Kiânn-kuè kong-hn̂g bô khuànn-tio̍h hue-tsháu; </text:p>
        <text:p text:style-name="P1"/>
        <text:p text:style-name="P1">行過田園無看著稻草；</text:p>
        <text:p text:style-name="P1">kiânn-kuè tshân-hn̂g bô khuànn-tio̍h tiū-tsháu; </text:p>
        <text:p text:style-name="P1"/>
        <text:p text:style-name="P1">來到河邊，</text:p>
        <text:p text:style-name="P1">lâi-kàu hô-pinn, </text:p>
        <text:p text:style-name="P1"/>
        <text:p text:style-name="P1">無聽著水流聲；</text:p>
        <text:p text:style-name="P1">bô thiann-tio̍h tsuí-lâu siann; </text:p>
        <text:p text:style-name="P1"/>
        <text:p text:style-name="P1">經過大海，</text:p>
        <text:p text:style-name="P1">king-kuè tuā-hái, </text:p>
        <text:p text:style-name="P1"/>
        <text:p text:style-name="P1">毋知風湧有偌大？</text:p>
        <text:p text:style-name="P1">m̄ tsai hong-íng ū guā tuā? </text:p>
        <text:p text:style-name="P1"/>
        <text:p text:style-name="P1">是按怎咧？</text:p>
        <text:p text:style-name="P1">Sī án-tsuánn --leh?</text:p>
        <text:p text:style-name="P1"/>
        <text:p text:style-name="P1">我看這攏是失去好奇佮期待！</text:p>
        <text:p text:style-name="P1"><text:soft-page-break/>Guá khuànn tse lóng sī sit-khì hònn-kî kah kî-thāi!</text:p>
        <text:p text:style-name="P1"/>
        <text:p text:style-name="P1"/>
        <text:p text:style-name="P1"/>
        <text:p text:style-name="P1"/>
        <text:p text:style-name="P1">咱對出世開始，</text:p>
        <text:p text:style-name="P1">Lán uì tshut-sì khai-sí, </text:p>
        <text:p text:style-name="P1"/>
        <text:p text:style-name="P1">就一直咧學習，</text:p>
        <text:p text:style-name="P1">tō it-ti̍t teh ha̍k-si̍p, </text:p>
        <text:p text:style-name="P1"/>
        <text:p text:style-name="P1">學坐、學爬、學講話。</text:p>
        <text:p text:style-name="P1">o̍h tsē, o̍h pê, o̍h kóng-uē. </text:p>
        <text:p text:style-name="P1"/>
        <text:p text:style-name="P1">等到去學校讀冊，</text:p>
        <text:p text:style-name="P1">Tán-kàu khì ha̍k-hāu tha̍k-tsheh,</text:p>
        <text:p text:style-name="P1"/>
        <text:p text:style-name="P1">開始學習數學、國語、天文、地理，</text:p>
        <text:p text:style-name="P1"><text:s/>khai-sí ha̍k-si̍p sòo-ha̍k, kok-gí, thian-bûn, tē-lí, </text:p>
        <text:p text:style-name="P1"/>
        <text:p text:style-name="P1">猶閣有做人做事的道理。</text:p>
        <text:p text:style-name="P1">iáu-koh ū tsò-lâng tsò sū ê tō-lí. </text:p>
        <text:p text:style-name="P1"/>
        <text:p text:style-name="P1">檢采，</text:p>
        <text:p text:style-name="P1">Kiám-tshái, </text:p>
        <text:p text:style-name="P1"/>
        <text:p text:style-name="P1">咱若是用「好奇」的心理來探討遮的學問佮義理，</text:p>
        <text:p text:style-name="P1">lán nā-sī iōng “hònn-kî” ê sim-lí lâi thàm-thó tsia-ê ha̍k-būn kah gī-lí, </text:p>
        <text:p text:style-name="P1"/>
        <text:p text:style-name="P1">是毋是會增加學習的趣味咧？</text:p>
        <text:p text:style-name="P1">sī m̄ sī ē tsing-ka ha̍k-si̍p ê tshù-bī --leh?</text:p>
        <text:p text:style-name="P1"/>
        <text:p text:style-name="P1">有一句話講了真好：「食一歲，學一歲。」</text:p>
        <text:p text:style-name="P1">Ū tsi̍t kù uē kóng liáu tsin hó: “Tsia̍h tsi̍t huè, o̍h tsi̍t huè.” </text:p>
        <text:p text:style-name="P1"/>
        <text:p text:style-name="P1">現此時的科技遮爾發達，</text:p>
        <text:p text:style-name="P1">Hiān-tshú-sî ê kho-ki tsiah-nī huat-ta̍t, </text:p>
        <text:p text:style-name="P1"/>
        <text:p text:style-name="P1">逐工都有新奇的物件佮技術出現，</text:p>
        <text:p text:style-name="P1">ta̍k kang to ū sin-kî ê mi̍h-kiānn kah ki-su̍t tshut-hiān, </text:p>
        <text:p text:style-name="P1"/>
        <text:p text:style-name="P1">敢講你攏袂好奇明仔載的世界會變啥款？</text:p>
        <text:p text:style-name="P1">kám-kóng lí lóng bē hònn-kî bîn-á-tsài ê sè-kài ē pìnn siánn-khuán?</text:p>
        <text:p text:style-name="P1"/>
        <text:p text:style-name="P1"/>
        <text:p text:style-name="P1"/>
        <text:p text:style-name="P1"/>
        <text:p text:style-name="P1">逐个人的心內攏有「好奇」的栽仔，</text:p>
        <text:p text:style-name="P1">Ta̍k ê lâng ê sim-lāi lóng ū “hònn-kî” ê tsai-á, </text:p>
        <text:p text:style-name="P1"/>
        <text:p text:style-name="P1">咱需要的就是用「期待」的養份來共伊照顧。</text:p>
        <text:p text:style-name="P1">lán su-iàu--ê tō sī iōng “kî-thāi” ê ióng-hūn lâi kā i tsiàu-kòo. </text:p>
        <text:p text:style-name="P1"/>
        <text:p text:style-name="P1">「期待」的養份需要調配，</text:p>
        <text:p text:style-name="P1">“Kî-thāi” ê ióng-hūn su-iàu tiâu-phuè, </text:p>
        <text:p text:style-name="P1"/>
        <text:p text:style-name="P1">伊愛用三份的「耐心」、</text:p>
        <text:p text:style-name="P1"><text:soft-page-break/>i ài iōng sann hūn ê “nāi-sim”, </text:p>
        <text:p text:style-name="P1"/>
        <text:p text:style-name="P1">三份的「信心」加上四份的「拍拚」，</text:p>
        <text:p text:style-name="P1">sann hūn ê “sìn-sim” ka-siōng sì hūn ê “phah-piànn”, </text:p>
        <text:p text:style-name="P1"/>
        <text:p text:style-name="P1">囥入去「目標」的甕仔內底攪攪咧。</text:p>
        <text:p text:style-name="P1">khǹg ji̍p-khì “bo̍k-piau” ê àng-á lāi-té kiáu-kiáu --leh. </text:p>
        <text:p text:style-name="P1"/>
        <text:p text:style-name="P1">製造好勢的養份逐工掖佇「好奇」的栽仔，</text:p>
        <text:p text:style-name="P1">Tsè-tsō hó-sè ê ióng-hūn ta̍k kang iā tī “hònn-kî” ê tsai-á, </text:p>
        <text:p text:style-name="P1"/>
        <text:p text:style-name="P1">年久月深，</text:p>
        <text:p text:style-name="P1">nî-kú-gue̍h-tshim, </text:p>
        <text:p text:style-name="P1"/>
        <text:p text:style-name="P1">「好奇」的栽仔會生湠，</text:p>
        <text:p text:style-name="P1">“hònn-kî” ê tsai-á ē senn-thuànn, </text:p>
        <text:p text:style-name="P1"/>
        <text:p text:style-name="P1">會開「歡喜」的花，</text:p>
        <text:p text:style-name="P1">ē khui “huann-hí” ê hue, </text:p>
        <text:p text:style-name="P1"/>
        <text:p text:style-name="P1">會結「成功」的子。</text:p>
        <text:p text:style-name="P1">ē kiat “sîng-kong” ê tsí. </text:p>
        <text:p text:style-name="P1"/>
        <text:p text:style-name="P1">到時陣，</text:p>
        <text:p text:style-name="P1">Kàu sî-tsūn, </text:p>
        <text:p text:style-name="P1"/>
        <text:p text:style-name="P1">你就會知影，</text:p>
        <text:p text:style-name="P1">lí tō ē tsai-iánn, </text:p>
        <text:p text:style-name="P1"/>
        <text:p text:style-name="P1">用心行路，</text:p>
        <text:p text:style-name="P1">iōng-sim kiânn-lōo, </text:p>
        <text:p text:style-name="P1"/>
        <text:p text:style-name="P1">就會𤆬咱行向美麗的新樂園。</text:p>
        <text:p text:style-name="P1">tō ē tshuā lán kiânn hiòng bí-lē ê sin lo̍k-hn̂g.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7T14:10:28.907254747</dc:date>
    <meta:editing-duration>PT20S</meta:editing-duration>
    <meta:editing-cycles>1</meta:editing-cycles>
    <meta:document-statistic meta:table-count="0" meta:image-count="0" meta:object-count="0" meta:page-count="4" meta:paragraph-count="142" meta:word-count="1129" meta:character-count="3143" meta:non-whitespace-character-count="2739"/>
    <meta:generator>LibreOffice/5.1.6.2$Linux_X86_64 LibreOffice_project/10m0$Build-2</meta:generator>
  </office:meta>
</office:document-meta>
</file>